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729fcf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ca7a2" officeooo:paragraph-rsid="000ca7a2"/>
    </style:style>
    <style:style style:name="P4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5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  <style:text-properties officeooo:rsid="000ca7a2" officeooo:paragraph-rsid="000ca7a2"/>
    </style:style>
    <style:style style:name="P6" style:family="paragraph" style:parent-style-name="Preformatted_20_Text">
      <style:paragraph-properties fo:padding="0.0201in" fo:border="0.06pt solid #ffa6a6" style:shadow="#ffd7d7 0.0693in 0.0693in"/>
    </style:style>
    <style:style style:name="P7" style:family="paragraph" style:parent-style-name="Preformatted_20_Text">
      <style:paragraph-properties fo:padding="0.0201in" fo:border="0.06pt solid #ffa6a6" style:shadow="#ffd7d7 0.0693in 0.0693in"/>
      <style:text-properties officeooo:rsid="000ca7a2" officeooo:paragraph-rsid="000ca7a2"/>
    </style:style>
    <style:style style:name="P8" style:family="paragraph" style:parent-style-name="Preformatted_20_Text">
      <style:paragraph-properties fo:padding="0.0201in" fo:border="0.06pt solid #ffa6a6" style:shadow="#ffd7d7 0.0693in 0.0693in"/>
      <style:text-properties officeooo:paragraph-rsid="000ca7a2"/>
    </style:style>
    <style:style style:name="P9" style:family="paragraph" style:parent-style-name="Standard">
      <style:text-properties officeooo:rsid="000ca7a2" officeooo:paragraph-rsid="000ca7a2"/>
    </style:style>
    <style:style style:name="P10" style:family="paragraph" style:parent-style-name="Standard">
      <style:text-properties officeooo:paragraph-rsid="000ca7a2"/>
    </style:style>
    <style:style style:name="P11" style:family="paragraph" style:parent-style-name="Standard">
      <style:text-properties fo:font-weight="bold" officeooo:rsid="000ca7a2" officeooo:paragraph-rsid="000ca7a2" style:font-weight-asian="bold" style:font-weight-complex="bold"/>
    </style:style>
    <style:style style:name="P12" style:family="paragraph" style:parent-style-name="Standard">
      <style:text-properties fo:color="#ff0000" officeooo:rsid="000ca7a2" officeooo:paragraph-rsid="000ca7a2"/>
    </style:style>
    <style:style style:name="P13" style:family="paragraph" style:parent-style-name="Standard">
      <style:paragraph-properties fo:margin-top="0in" fo:margin-bottom="0.1965in" loext:contextual-spacing="false"/>
      <style:text-properties officeooo:rsid="000ca7a2" officeooo:paragraph-rsid="000e9c12"/>
    </style:style>
    <style:style style:name="P14" style:family="paragraph" style:parent-style-name="Standard" style:list-style-name="L1">
      <style:paragraph-properties fo:margin-top="0in" fo:margin-bottom="0.1965in" loext:contextual-spacing="false"/>
      <style:text-properties officeooo:paragraph-rsid="000e9c12"/>
    </style:style>
    <style:style style:name="T1" style:family="text">
      <style:text-properties officeooo:rsid="000ca7a2"/>
    </style:style>
    <style:style style:name="T2" style:family="text">
      <style:text-properties fo:color="#729fc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729fcf" fo:font-size="14pt" fo:font-weight="bold" officeooo:rsid="000e9c12" style:font-size-asian="14pt" style:font-weight-asian="bold" style:font-size-complex="14pt" style:font-weight-complex="bold"/>
    </style:style>
    <style:style style:name="T4" style:family="text">
      <style:text-properties fo:color="#729fcf"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729fcf" style:font-name="Liberation Serif" fo:font-size="14pt" fo:font-weight="bold" officeooo:rsid="000e9c12" style:font-size-asian="14pt" style:font-weight-asian="bold" style:font-size-complex="14pt" style:font-weight-complex="bold"/>
    </style:style>
    <style:style style:name="T6" style:family="text">
      <style:text-properties officeooo:rsid="000e9c12"/>
    </style:style>
    <style:style style:name="T7" style:family="text">
      <style:text-properties fo:color="#ff0000"/>
    </style:style>
    <style:style style:name="T8" style:family="text">
      <style:text-properties fo:color="#ff0000" officeooo:rsid="000ca7a2"/>
    </style:style>
    <style:style style:name="T9" style:family="text">
      <style:text-properties fo:color="#ff0000" style:font-name="Liberation Serif" officeooo:rsid="0011ffb9"/>
    </style:style>
    <style:style style:name="T10" style:family="text">
      <style:text-properties officeooo:rsid="0011ffb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e9c12"/>
    </style:style>
    <style:style style:name="T13" style:family="text">
      <style:text-properties style:font-name="Liberation Serif" officeooo:rsid="0011ffb9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y 23 – IO Buffering</text:h>
      <text:p text:style-name="P9"/>
      <text:section text:style-name="Sect1" text:name="Section1">
        <text:p text:style-name="P11">Example 1:</text:p>
        <text:p text:style-name="P9"/>
        <text:p text:style-name="P7"><text:bookmark text:name="cb5-1"/><text:span text:style-name="Source_20_Text">#include &lt;iostream&gt; <text:s text:c="9"/></text:span></text:p>
        <text:p text:style-name="P6"><text:bookmark text:name="cb5-2"/><text:span text:style-name="Source_20_Text">using namespace std; <text:s text:c="8"/></text:span></text:p>
        <text:p text:style-name="P6"><text:bookmark text:name="cb5-3"/><text:span text:style-name="Source_20_Text"><text:s text:c="28"/></text:span></text:p>
        <text:p text:style-name="P6"><text:bookmark text:name="cb5-4"/><text:span text:style-name="Source_20_Text">int main() </text:span><text:bookmark text:name="cb5-5"/><text:span text:style-name="Source_20_Text">{ <text:s text:c="27"/></text:span></text:p>
        <text:p text:style-name="P6"><text:bookmark text:name="cb5-6"/><text:span text:style-name="Source_20_Text"><text:s/>cout &lt;&lt; "Got here ..."; <text:s text:c="3"/></text:span></text:p>
        <text:p text:style-name="P6"><text:bookmark text:name="cb5-7"/><text:span text:style-name="Source_20_Text"><text:s/>int* A = 0; <text:s text:c="15"/></text:span></text:p>
        <text:p text:style-name="P6"><text:bookmark text:name="cb5-8"/><text:span text:style-name="Source_20_Text"><text:s/>A[0] = 25; <text:s text:c="16"/></text:span></text:p>
        <text:p text:style-name="P6"><text:bookmark text:name="cb5-9"/><text:span text:style-name="Source_20_Text"><text:s/>cout &lt;&lt; " and now I'm here!" &lt;&lt; endl;</text:span></text:p>
        <text:p text:style-name="P6"><text:bookmark text:name="cb5-10"/><text:span text:style-name="Source_20_Text"><text:s/>return 0; <text:s text:c="17"/></text:span></text:p>
        <text:p text:style-name="P4"><text:bookmark text:name="cb5-11"/><text:span text:style-name="Source_20_Text">}</text:span></text:p>
        <text:p text:style-name="P9"/>
        <text:p text:style-name="P11">Example 2:</text:p>
        <text:p text:style-name="P9"/>
        <text:p text:style-name="P7"><text:bookmark text:name="cb7-1"/><text:span text:style-name="Source_20_Text">#include &lt;iostream&gt; <text:s text:c="9"/></text:span></text:p>
        <text:p text:style-name="P6"><text:bookmark text:name="cb7-2"/><text:span text:style-name="Source_20_Text">#include &lt;unistd.h&gt; <text:s text:c="9"/></text:span></text:p>
        <text:p text:style-name="P6"><text:bookmark text:name="cb7-3"/><text:span text:style-name="Source_20_Text">using namespace std; <text:s text:c="8"/></text:span></text:p>
        <text:p text:style-name="P6"><text:bookmark text:name="cb7-4"/><text:span text:style-name="Source_20_Text"><text:s text:c="29"/></text:span></text:p>
        <text:p text:style-name="P6"><text:bookmark text:name="cb7-5"/><text:span text:style-name="Source_20_Text">int main() { <text:s text:c="27"/></text:span></text:p>
        <text:p text:style-name="P6"><text:bookmark text:name="cb7-7"/><text:span text:style-name="Source_20_Text"><text:s text:c="2"/>for(int i = 0; i &lt; 10; i++)</text:span><text:bookmark text:name="cb7-8"/><text:span text:style-name="Source_20_Text"> <text:s/>{ <text:s text:c="25"/></text:span></text:p>
        <text:p text:style-name="P6"><text:bookmark text:name="cb7-9"/><text:span text:style-name="Source_20_Text"><text:s text:c="4"/>cout &lt;&lt; '*'; <text:s text:c="12"/></text:span></text:p>
        <text:p text:style-name="P6"><text:bookmark text:name="cb7-10"/><text:span text:style-name="Source_20_Text"><text:s text:c="4"/>sleep(1); <text:s text:c="15"/></text:span></text:p>
        <text:p text:style-name="P6"><text:bookmark text:name="cb7-11"/><text:span text:style-name="Source_20_Text"><text:s text:c="2"/>} <text:s text:c="25"/></text:span></text:p>
        <text:p text:style-name="P6"><text:bookmark text:name="cb7-12"/><text:span text:style-name="Source_20_Text"><text:s text:c="2"/>cout &lt;&lt; endl; <text:s text:c="13"/></text:span></text:p>
        <text:p text:style-name="P6"><text:bookmark text:name="cb7-13"/><text:span text:style-name="Source_20_Text"><text:s text:c="2"/>return 0; <text:s text:c="17"/></text:span></text:p>
        <text:p text:style-name="P4"><text:bookmark text:name="cb7-14"/><text:span text:style-name="Source_20_Text">}</text:span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</text:section>
      <text:p text:style-name="P10"><text:span text:style-name="T1">Why do these not print as expected?</text:span></text:p>
      <text:p text:style-name="P9"/>
      <text:p text:style-name="P9"/>
      <text:p text:style-name="P9">What causes text to be printed? </text:p>
      <text:p text:style-name="P12">1. The I/O buffer is full.</text:p>
      <text:p text:style-name="P12">2. An event occurs that requires the buffer to be printed</text:p>
      <text:p text:style-name="P12">- examples of events: endl, cin, flush</text:p>
      <text:p text:style-name="P9"/>
      <text:p text:style-name="P9"><text:soft-page-break/></text:p>
      <text:p text:style-name="P9"><text:span text:style-name="T2">flush:</text:span> <text:span text:style-name="T7">forces the buffer to be “flushed” and the text to be written to the screen</text:span></text:p>
      <text:p text:style-name="P9"/>
      <text:p text:style-name="P9"/>
      <text:p text:style-name="P9">Example 3: </text:p>
      <text:p text:style-name="P9"/>
      <text:section text:style-name="Sect1" text:name="Section2">
        <text:p text:style-name="P7"><text:span text:style-name="Source_20_Text">#include &lt;iostream&gt; <text:s text:c="9"/></text:span></text:p>
        <text:p text:style-name="P8"><text:bookmark text:name="cb7-21"/><text:span text:style-name="Source_20_Text">#include &lt;unistd.h&gt; <text:s text:c="9"/></text:span></text:p>
        <text:p text:style-name="P8"><text:bookmark text:name="cb7-31"/><text:span text:style-name="Source_20_Text">using namespace std; <text:s text:c="8"/></text:span></text:p>
        <text:p text:style-name="P8"><text:bookmark text:name="cb7-41"/><text:span text:style-name="Source_20_Text"><text:s text:c="29"/></text:span></text:p>
        <text:p text:style-name="P8"><text:bookmark text:name="cb7-51"/><text:span text:style-name="Source_20_Text">int main() </text:span><text:bookmark text:name="cb7-61"/><text:span text:style-name="Source_20_Text">{ <text:s text:c="27"/></text:span></text:p>
        <text:p text:style-name="P8"><text:bookmark text:name="cb7-71"/><text:span text:style-name="Source_20_Text"><text:s text:c="2"/>for(int i = 0; i &lt; 10; i++) { <text:s text:c="25"/></text:span></text:p>
        <text:p text:style-name="P8"><text:bookmark text:name="cb7-91"/><text:span text:style-name="Source_20_Text"><text:s text:c="4"/>cout &lt;&lt; '*' </text:span><text:span text:style-name="Source_20_Text"><text:span text:style-name="T1">&lt;&lt; </text:span></text:span><text:span text:style-name="Source_20_Text"><text:span text:style-name="T8">flush</text:span></text:span><text:span text:style-name="Source_20_Text"><text:span text:style-name="T7">;</text:span></text:span><text:span text:style-name="Source_20_Text"> <text:s text:c="12"/></text:span></text:p>
        <text:p text:style-name="P8"><text:bookmark text:name="cb7-101"/><text:span text:style-name="Source_20_Text"><text:s text:c="4"/>sleep(1); <text:s text:c="15"/></text:span></text:p>
        <text:p text:style-name="P8"><text:bookmark text:name="cb7-111"/><text:span text:style-name="Source_20_Text"><text:s text:c="2"/>} <text:s text:c="25"/></text:span></text:p>
        <text:p text:style-name="P8"><text:bookmark text:name="cb7-121"/><text:span text:style-name="Source_20_Text"><text:s text:c="2"/>cout &lt;&lt; endl; <text:s text:c="13"/></text:span></text:p>
        <text:p text:style-name="P8"><text:bookmark text:name="cb7-131"/><text:span text:style-name="Source_20_Text"><text:s text:c="2"/>return 0; <text:s text:c="17"/></text:span></text:p>
        <text:p text:style-name="P5"><text:bookmark text:name="cb7-141"/><text:span text:style-name="Source_20_Text">}</text:span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><text:span text:style-name="T3"/></text:span></text:p>
      </text:section>
      <text:p text:style-name="P13"><text:span text:style-name="Source_20_Text"><text:span text:style-name="T5">Miscellaneous</text:span></text:span><text:span text:style-name="Source_20_Text"><text:span text:style-name="T4">:</text:span></text:span><text:span text:style-name="Source_20_Text"><text:span text:style-name="T11"> </text:span></text:span></text:p>
      <text:list xml:id="list3487871586" text:style-name="L1">
        <text:list-item>
          <text:p text:style-name="P14"><text:span text:style-name="Source_20_Text"><text:span text:style-name="T12">exit(1): </text:span></text:span><text:span text:style-name="Source_20_Text"><text:span text:style-name="T9">exits the program and returns a 1 to the operating system.</text:span></text:span></text:p>
        </text:list-item>
      </text:list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2:53:32.405305897</meta:creation-date>
    <dc:date>2022-10-23T13:21:01.817495533</dc:date>
    <meta:editing-duration>PT7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171" meta:character-count="1409" meta:non-whitespace-character-count="712"/>
  </office:meta>
</office:document-meta>
</file>